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2:59:35.033183813</dc:date>
    <meta:editing-duration>P15DT10H15M28S</meta:editing-duration>
    <meta:editing-cycles>260</meta:editing-cycles>
    <meta:generator>LibreOffice/5.1.6.2$Linux_X86_64 LibreOffice_project/10m0$Build-2</meta:generator>
    <meta:document-statistic meta:table-count="5" meta:cell-count="4609" meta:object-count="0"/>
  </office:meta>
</office:document-meta>
</file>